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officeooo:rsid="002c9a7c" officeooo:paragraph-rsid="002c9a7c"/>
    </style:style>
    <style:style style:name="P2" style:family="paragraph" style:parent-style-name="Standard">
      <style:paragraph-properties fo:margin-top="0cm" fo:margin-bottom="0cm" loext:contextual-spacing="false"/>
      <style:text-properties style:font-name="Nimbus Sans L" fo:font-size="12pt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/>
      <style:text-properties style:font-name="Nimbus Sans L" fo:font-size="12pt" officeooo:rsid="00440580" officeooo:paragraph-rsid="00440580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fo:font-size="12pt" officeooo:rsid="0048accc" officeooo:paragraph-rsid="0048accc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4a86fc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solid" style:text-underline-width="auto" style:text-underline-color="font-color" fo:font-weight="bold" officeooo:rsid="0048accc" officeooo:paragraph-rsid="00498fac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solid" style:text-underline-width="auto" style:text-underline-color="font-color" fo:font-weight="normal" officeooo:rsid="0045d3be" officeooo:paragraph-rsid="00498fa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normal" officeooo:rsid="0048accc" officeooo:paragraph-rsid="00498fa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normal" officeooo:rsid="0053ad75" officeooo:paragraph-rsid="0053ad7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48accc" officeooo:paragraph-rsid="0048acc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/>
      <style:text-properties style:font-name="Nimbus Sans L" fo:font-size="12pt" fo:font-weight="normal" officeooo:rsid="00498fac" officeooo:paragraph-rsid="00498fa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/>
      <style:text-properties style:font-name="Nimbus Sans L" officeooo:paragraph-rsid="0045d3be"/>
    </style:style>
    <style:style style:name="P13" style:family="paragraph" style:parent-style-name="Standard">
      <style:paragraph-properties fo:margin-top="0cm" fo:margin-bottom="0cm" loext:contextual-spacing="false"/>
      <style:text-properties style:font-name="Nimbus Sans L" fo:font-size="16pt" style:text-underline-style="solid" style:text-underline-width="auto" style:text-underline-color="font-color" fo:font-weight="bold" officeooo:rsid="0048accc" officeooo:paragraph-rsid="0048accc" style:font-size-asian="16pt" style:font-weight-asian="bold" style:font-size-complex="16pt" style:font-weight-complex="bold"/>
    </style:style>
    <style:style style:name="P14" style:family="paragraph" style:parent-style-name="Heading_20_2">
      <style:paragraph-properties fo:margin-top="0cm" fo:margin-bottom="0cm" loext:contextual-spacing="false"/>
      <style:text-properties style:font-name="Nimbus Sans L" style:text-underline-style="solid" style:text-underline-width="auto" style:text-underline-color="font-color" fo:font-weight="bold" officeooo:rsid="0048accc" officeooo:paragraph-rsid="0048accc" style:font-weight-asian="bold" style:font-weight-complex="bold"/>
    </style:style>
    <style:style style:name="P15" style:family="paragraph" style:parent-style-name="Heading_20_2">
      <style:paragraph-properties fo:margin-top="0cm" fo:margin-bottom="0cm" loext:contextual-spacing="false"/>
      <style:text-properties style:font-name="Nimbus Sans L" fo:font-size="12pt" officeooo:rsid="001f20ca" style:font-size-asian="12pt" style:font-size-complex="12pt"/>
    </style:style>
    <style:style style:name="P16" style:family="paragraph" style:parent-style-name="Heading_20_2">
      <style:paragraph-properties fo:margin-top="0cm" fo:margin-bottom="0cm" loext:contextual-spacing="false"/>
      <style:text-properties style:font-name="Nimbus Sans L" fo:font-size="16pt" style:text-underline-style="solid" style:text-underline-width="auto" style:text-underline-color="font-color" fo:font-weight="bold" officeooo:rsid="0048accc" officeooo:paragraph-rsid="00498fac" style:font-size-asian="16pt" style:font-weight-asian="bold" style:font-size-complex="16pt" style:font-weight-complex="bold"/>
    </style:style>
    <style:style style:name="P17" style:family="paragraph" style:parent-style-name="Title">
      <style:paragraph-properties fo:margin-top="0cm" fo:margin-bottom="0cm" loext:contextual-spacing="false" fo:text-align="center" style:justify-single-word="false"/>
      <style:text-properties style:font-name="Nimbus Sans L" fo:font-size="16pt" fo:font-weight="bold" officeooo:rsid="004189dc" officeooo:paragraph-rsid="004f5da2" style:font-size-asian="16pt" style:font-weight-asian="bold" style:font-size-complex="16pt" style:font-weight-complex="bold"/>
    </style:style>
    <style:style style:name="P18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45d3be" officeooo:paragraph-rsid="004f5da2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4f5da2" officeooo:paragraph-rsid="004f5da2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4f5da2" officeooo:paragraph-rsid="00515613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515613" officeooo:paragraph-rsid="00515613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440580" officeooo:paragraph-rsid="00440580" style:font-size-asian="12pt" style:font-size-complex="12pt"/>
    </style:style>
    <style:style style:name="P23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45d3be" officeooo:paragraph-rsid="0045d3be" style:font-size-asian="12pt" style:font-size-complex="12pt"/>
    </style:style>
    <style:style style:name="P24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45d3be" officeooo:paragraph-rsid="0045d3be" style:font-size-asian="12pt" style:font-weight-asian="normal" style:font-size-complex="12pt" style:font-weight-complex="normal"/>
    </style:style>
    <style:style style:name="P25" style:family="paragraph" style:parent-style-name="Title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size="16pt" fo:font-weight="bold" officeooo:rsid="004189dc" officeooo:paragraph-rsid="004f5da2" style:font-size-asian="16pt" style:font-weight-asian="bold" style:font-size-complex="16pt" style:font-weight-complex="bold"/>
    </style:style>
    <style:style style:name="P26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63f04"/>
    </style:style>
    <style:style style:name="T1" style:family="text">
      <style:text-properties officeooo:rsid="001f20c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b24f5" style:font-weight-asian="bold" style:font-weight-complex="bold"/>
    </style:style>
    <style:style style:name="T4" style:family="text">
      <style:text-properties officeooo:rsid="002e8f86"/>
    </style:style>
    <style:style style:name="T5" style:family="text">
      <style:text-properties officeooo:rsid="0048accc"/>
    </style:style>
    <style:style style:name="T6" style:family="text">
      <style:text-properties officeooo:rsid="00497051"/>
    </style:style>
    <style:style style:name="T7" style:family="text">
      <style:text-properties officeooo:rsid="00498fac"/>
    </style:style>
    <style:style style:name="T8" style:family="text">
      <style:text-properties style:text-position="0% 100%" fo:font-weight="bold" officeooo:rsid="00a65559" style:font-weight-asian="bold" style:font-weight-complex="bold"/>
    </style:style>
    <style:style style:name="T9" style:family="text">
      <style:text-properties style:text-position="0% 100%" fo:font-weight="normal" officeooo:rsid="00a65559" style:font-weight-asian="normal" style:font-weight-complex="normal"/>
    </style:style>
    <style:style style:name="T10" style:family="text">
      <style:text-properties officeooo:rsid="004f5da2"/>
    </style:style>
    <style:style style:name="T11" style:family="text">
      <style:text-properties style:text-underline-style="none" officeooo:rsid="004f5da2"/>
    </style:style>
    <style:style style:name="T12" style:family="text">
      <style:text-properties style:text-underline-style="none" officeooo:rsid="0051f069"/>
    </style:style>
    <style:style style:name="T13" style:family="text">
      <style:text-properties officeooo:rsid="0051f069"/>
    </style:style>
    <style:style style:name="T14" style:family="text">
      <style:text-properties officeooo:rsid="0053ad75"/>
    </style:style>
    <style:style style:name="T15" style:family="text">
      <style:text-properties officeooo:rsid="004c94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title>Brindle and Booyong Walk - V1.0</text:title><text:s/></text:p>
      <text:p text:style-name="P17">(<text:span text:style-name="T10">Antartic Beech to </text:span>Forest Tops to Sheep Station Creek)</text:p>
      <text:p text:style-name="P1">Phil Shepherd – <text:span text:style-name="T4">Aug 2018</text:span></text:p>
      <text:p text:style-name="P2"/>
      <text:p text:style-name="P5"><text:span text:style-name="T3">MAP:<text:tab/><text:tab/><text:tab/></text:span>Brays Creek 9541-3S<text:line-break/><text:span text:style-name="T8">Grid Ref Zone:<text:tab/></text:span><text:span text:style-name="T9">MGRS </text:span><text:span text:style-name="T1">56JNP.</text:span></text:p>
      <text:p text:style-name="P5"/>
      <text:p text:style-name="P13">Award Scheme</text:p>
      <text:p text:style-name="P11">Cub Hike<text:tab/><text:tab/><text:span text:style-name="T10">Antartic Beech to end of Brindle Creek Walk</text:span></text:p>
      <text:p text:style-name="P10"><text:span text:style-name="T10">Blue</text:span> Cord Hike<text:tab/><text:span text:style-name="T10">Antartic Beech to Forest Tops to Sheepstation Creek</text:span></text:p>
      <text:p text:style-name="P12"/>
      <text:p text:style-name="P15"/>
      <text:p text:style-name="P16">Hike – <text:span text:style-name="T10">Day 1 -</text:span> <text:span text:style-name="T10">Antartic Beech to Forest Tops<text:line-break/></text:span><text:span text:style-name="T11">(Can also be used as a Cub Hike ending at </text:span><text:span text:style-name="T12">the junction of Brindle Creek Track and dirt road - </text:span><text:span text:style-name="T11">0673 6092)</text:span></text:p>
      <text:p text:style-name="P6"/>
      <text:p text:style-name="P8">Approximately <text:span text:style-name="T14">8</text:span>km hike with <text:span text:style-name="T14">300</text:span>m <text:span text:style-name="T14">descent and 150m ascent</text:span></text:p>
      <text:p text:style-name="P9">(Cub hike is approx 6km with 300m descent and NO ascent)</text:p>
      <text:p text:style-name="P9"/>
      <text:p text:style-name="P8">A popular, well marked walk, through rainforest.</text:p>
      <text:p text:style-name="P6"/>
      <text:list xml:id="list3908749501" text:style-name="L1">
        <text:list-item>
          <text:p text:style-name="P18"><text:span text:style-name="T7">Start</text:span> at <text:s/><text:span text:style-name="T10">Antartic Beech</text:span> (<text:span text:style-name="T10">0938 6138</text:span>)</text:p>
        </text:list-item>
        <text:list-item>
          <text:p text:style-name="P19">The track starts on the opposite of the road from the car park</text:p>
        </text:list-item>
        <text:list-item>
          <text:p text:style-name="P20">Follow the track heading east, then bending south, and then west, before crossing Brindle Creek at 0909 6049</text:p>
        </text:list-item>
        <text:list-item>
          <text:p text:style-name="P21">The path then continues to parallel Brindle Creek in a westerly direction.</text:p>
        </text:list-item>
        <text:list-item>
          <text:p text:style-name="P21">After about 3.5km the track ends in a junction with dirt road at 0673 6092.<text:line-break/> <text:s text:c="2"/>(<text:span text:style-name="T2">The Cub Hike ends here – parking on the dirt road at 0673 6092)</text:span></text:p>
        </text:list-item>
        <text:list-item>
          <text:p text:style-name="P21">Head west and the south up the dirt track to a junction at 0648 6001</text:p>
        </text:list-item>
        <text:list-item>
          <text:p text:style-name="P21">Head south west along the dirt track about 300m to the Forest Tops campsite at 062<text:span text:style-name="T13">6</text:span> 5986</text:p>
        </text:list-item>
      </text:list>
      <text:p text:style-name="P7"/>
      <text:p text:style-name="P14">Hike – <text:span text:style-name="T13">Day 2 - </text:span>Forest Tops <text:span text:style-name="T13">t</text:span>o Sheepstation Creek campground</text:p>
      <text:p text:style-name="P3"/>
      <text:p text:style-name="P4">Approximately 8km hike with 600m descent.</text:p>
      <text:p text:style-name="P4"/>
      <text:p text:style-name="P4">A popular, well marked walk, through rainforest.<text:line-break/>Not hiked by the author so further details are required.</text:p>
      <text:list xml:id="list165022922730375" text:continue-numbering="true" text:style-name="L1">
        <text:list-item>
          <text:p text:style-name="P22">Start at Forest Top<text:span text:style-name="T5">s</text:span> Camp<text:span text:style-name="T5">ground </text:span>(0626 5986)</text:p>
        </text:list-item>
        <text:list-item>
          <text:p text:style-name="P23">There is an interesting loop track at 0230 5848, which will add 2km <text:span text:style-name="T6">and 100m ascent/descent </text:span>to the total hike.</text:p>
        </text:list-item>
        <text:list-item>
          <text:p text:style-name="P24">Finishes at Sheep Station Creek (0221 5710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63f04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itle>Brindle and Booyong Walk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$Build-2</meta:generator>
    <dc:date>2018-08-15T16:50:20.666723467</dc:date>
    <meta:editing-duration>PT2H58M3S</meta:editing-duration>
    <meta:editing-cycles>39</meta:editing-cycles>
    <dc:title>Brindle and Booyong Walk - V1.0</dc:title>
    <meta:document-statistic meta:table-count="0" meta:image-count="0" meta:object-count="0" meta:page-count="1" meta:paragraph-count="25" meta:word-count="303" meta:character-count="1634" meta:non-whitespace-character-count="1353"/>
  </office:meta>
</office:document-meta>
</file>